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5.741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sorganisation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Schulen-Trimmung? Vielfalt?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</text:p>
          </table:table-cell>
          <table:table-cell office:value-type="string" calcext:value-type="string">
            <text:p>Philipp (Duesseldorf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kkreditier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ychologie ?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syfako-App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Fruehstuecksraum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PU Umweltpsycholog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terquot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nanzen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hre? Selber machen!</text:p>
          </table:table-cell>
          <table:table-cell office:value-type="string" calcext:value-type="string">
            <text:p>Max (der mit den Locken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simage</text:p>
          </table:table-cell>
          <table:table-cell office:value-type="string" calcext:value-type="string">
            <text:p>Martin (Osnabrueck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sklima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einsangelegenheiten Psyfako e.V.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erzulassungsbeschraenkungen</text:p>
          </table:table-cell>
          <table:table-cell office:value-type="string" calcext:value-type="string">
            <text:p>Tabea (Braunschwei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ion Mastergarantie (deutschlandweit)</text:p>
          </table:table-cell>
          <table:table-cell office:value-type="string" calcext:value-type="string">
            <text:p>Theresa / Sand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 als Fachschaf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ungen auch in der Psychologie?</text:p>
          </table:table-cell>
          <table:table-cell office:value-type="string" calcext:value-type="string">
            <text:p>Anni (Jena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etzung (PsyStudent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: Schneller Einstieg fuer alle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chwuchssuch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zu Besuch!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landssemester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Rat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eativitaet 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kkreditierung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chschaftsorganisation II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sychologie ? II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 (aktiv, Teil 1; Beginn: 12:30 Uhr!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2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5:04:43.7375283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5:09:36.780725767</dc:date>
    <meta:editing-duration>PT23M55S</meta:editing-duration>
    <meta:editing-cycles>26</meta:editing-cycles>
    <meta:generator>LibreOffice/4.1.4.2$Linux_X86_64 LibreOffice_project/410m0$Build-2</meta:generator>
    <meta:document-statistic meta:table-count="2" meta:cell-count="198" meta:object-count="0"/>
  </office:meta>
</office:document-meta>
</file>